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 Grant<text:tab/></text:p>
      <text:p text:style-name="Standard">51 Mount Dennis Dr</text:p>
      <text:p text:style-name="Standard">Toronto, Ontario</text:p>
      <text:p text:style-name="Standard">M6M 5H5</text:p>
      <text:p text:style-name="Standard"/>
      <text:p text:style-name="Standard"/>
      <text:p text:style-name="Standard"/>
      <text:p text:style-name="Standard"/>
      <text:p text:style-name="Standard">Ontario Teacher's Pension Plan</text:p>
      <text:p text:style-name="Standard">5650 Yonge St<text:line-break/>North York, Ontario </text:p>
      <text:p text:style-name="Standard">M2M 4G3</text:p>
      <text:p text:style-name="Standard"/>
      <text:p text:style-name="Standard"/>
      <text:p text:style-name="Standard">To Whom It May Concern, </text:p>
      <text:p text:style-name="Standard"/>
      <text:p text:style-name="Standard">As an applied mathematics graduate with both academic and industrial research experience, I would like to apply for the position of <text:span text:style-name="T1">Investment Analyst - Tactical Asset Allocation </text:span><text:span text:style-name="T2">with Ontario Teacher's Pension Plan. My blend of strong analytical skills, research experience with modelling and simulation and excellent communication abilities make me an ideal candidate for this role. </text:span></text:p>
      <text:p text:style-name="Standard"><text:span text:style-name="T2"/></text:p>
      <text:p text:style-name="Standard"><text:span text:style-name="T2">In my experience as an applied mathematician, I have gained much experience working with quantitative models in both science and finance. In particular, I am most proficient using C/C++, Matlab or Excel, as well as combinations of these, in developing and analyzing data in a systematic fashion. As two examples of work I've done in this sense, I have completed a Monte Carlo simulation in C/C++ as part of my Master's work, and in my last role as research associate with a small biotechnology I developed, wrote and maintained Matlab scripts for EEG data analysis and simulation. <text:s/>The Monte Carlo simulation was part of my Master's thesis work, in which I designed, wrote and debugged a simulation of population dynamics on a network. In addition to implementing pseudorandom number generation routines, I also learned how to use Linux development tools such as g++ and gdb. As a large part of my research associate role in biotechnology, I wrote Matlab scripts for file processing and statistical analysis of EEG data using non-parametric methods. This sharpened my already mature Matlab coding skills, and allowed me to apply my talents in a dynamic, professional environment. These two experiences give me confidence in working with quantitative models using Matlab or any other numerical tools. </text:span></text:p>
      <text:p text:style-name="Standard"><text:span text:style-name="T2"/></text:p>
      <text:p text:style-name="Standard"><text:span text:style-name="T2">In addition to my hard skill set, I'm also a committed team player who can work effectively in both group and individual settings. As a member of a small start-up company, I worked well with a variety of individuals in various settings, and I developed a strong sense of time management in a changing environment. I also have excellent communication skills; I have presented at both national and international mathematical conferences in Canada. In addition to my dedication to learn new tools and techniques, and to acquire sufficient training to perform well in my role, I believe I am an outstanding individual for this position. Thank you for this opportunity and I look forward to hearing from you. </text:span></text:p>
      <text:p text:style-name="Standard"><text:span text:style-name="T2"/></text:p>
      <text:p text:style-name="Standard"><text:span text:style-name="T2">Sincerely, </text:span></text:p>
      <text:p text:style-name="Standard"><text:span text:style-name="T2"/></text:p>
      <text:p text:style-name="Standard"><text:span text:style-name="T2">Josh Grant</text:sp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rant</meta:initial-creator>
    <meta:creation-date>2010-09-20T17:06:39</meta:creation-date>
    <dc:date>2010-09-20T17:24:58</dc:date>
    <dc:creator>Josh Grant</dc:creator>
    <meta:editing-duration>PT00H18M20S</meta:editing-duration>
    <meta:editing-cycles>6</meta:editing-cycles>
    <meta:generator>OpenOffice.org/3.2$Linux OpenOffice.org_project/320m12$Build-9483</meta:generator>
    <meta:document-statistic meta:table-count="0" meta:image-count="0" meta:object-count="0" meta:page-count="1" meta:paragraph-count="13" meta:word-count="414" meta:character-count="2553"/>
  </office:meta>
</office:document-meta>
</file>